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73ed" officeooo:paragraph-rsid="000d73ed"/>
    </style:style>
    <style:style style:name="P2" style:family="paragraph" style:parent-style-name="Standard">
      <style:text-properties style:text-underline-style="none" officeooo:rsid="000f0a1e" officeooo:paragraph-rsid="000f0a1e"/>
    </style:style>
    <style:style style:name="P3" style:family="paragraph" style:parent-style-name="Standard">
      <style:text-properties style:text-underline-style="none" officeooo:rsid="000d73ed" officeooo:paragraph-rsid="0013ce84"/>
    </style:style>
    <style:style style:name="P4" style:family="paragraph" style:parent-style-name="Standard">
      <style:text-properties fo:color="#000000" style:font-name="Times New Roman" fo:font-size="12pt" fo:language="en" fo:country="none" officeooo:rsid="000d73ed" style:font-size-asian="12pt"/>
    </style:style>
    <style:style style:name="P5" style:family="paragraph" style:parent-style-name="Standard">
      <style:text-properties fo:color="#000000" style:font-name="Times New Roman" fo:font-size="12pt" fo:language="en" fo:country="none" officeooo:rsid="000d73ed" officeooo:paragraph-rsid="000d73ed" style:font-size-asian="12pt"/>
    </style:style>
    <style:style style:name="P6" style:family="paragraph" style:parent-style-name="Standard">
      <style:text-properties fo:color="#000000" style:font-name="Times New Roman" fo:font-size="12pt" fo:language="en" fo:country="none" officeooo:rsid="0011ad7b" officeooo:paragraph-rsid="0011ad7b" style:font-size-asian="12pt"/>
    </style:style>
    <style:style style:name="P7" style:family="paragraph" style:parent-style-name="Standard">
      <style:text-properties fo:color="#000000" style:font-name="Times New Roman" fo:font-size="12pt" fo:language="en" fo:country="none" officeooo:rsid="00123f8c" officeooo:paragraph-rsid="00123f8c" style:font-size-asian="12pt"/>
    </style:style>
    <style:style style:name="P8" style:family="paragraph" style:parent-style-name="Standard">
      <style:text-properties fo:color="#000000" style:font-name="Times New Roman" fo:font-size="12pt" fo:language="en" fo:country="none" style:text-underline-style="none" officeooo:rsid="000d73ed" officeooo:paragraph-rsid="000d73ed" style:font-size-asian="12pt"/>
    </style:style>
    <style:style style:name="P9" style:family="paragraph" style:parent-style-name="Standard">
      <style:text-properties fo:color="#000000" style:font-name="Times New Roman" fo:font-size="12pt" fo:language="en" fo:country="none" style:text-underline-style="none" officeooo:rsid="000f0a1e" officeooo:paragraph-rsid="000d73ed" style:font-size-asian="12pt"/>
    </style:style>
    <style:style style:name="P10" style:family="paragraph" style:parent-style-name="Standard">
      <style:text-properties fo:color="#000000" style:font-name="Times New Roman" fo:font-size="12pt" fo:language="en" fo:country="none" style:text-underline-style="none" officeooo:rsid="001109d4" officeooo:paragraph-rsid="001109d4" style:font-size-asian="12pt"/>
    </style:style>
    <style:style style:name="P11" style:family="paragraph" style:parent-style-name="Standard">
      <style:text-properties fo:color="#000000" style:font-name="Times New Roman" fo:font-size="12pt" fo:language="en" fo:country="none" style:text-underline-style="none" officeooo:rsid="00123f8c" officeooo:paragraph-rsid="00123f8c" style:font-size-asian="12pt"/>
    </style:style>
    <style:style style:name="P12" style:family="paragraph" style:parent-style-name="Standard">
      <style:text-properties fo:color="#000000" style:font-name="Times New Roman" fo:font-size="12pt" fo:language="en" fo:country="none" style:text-underline-style="solid" style:text-underline-width="auto" style:text-underline-color="font-color" officeooo:rsid="00123f8c" officeooo:paragraph-rsid="00123f8c" style:font-size-asian="12pt"/>
    </style:style>
    <style:style style:name="P13" style:family="paragraph" style:parent-style-name="Standard">
      <style:text-properties fo:color="#000000" style:font-name="Times New Roman" fo:font-size="12pt" fo:language="en" fo:country="none" style:text-underline-style="solid" style:text-underline-width="auto" style:text-underline-color="font-color" officeooo:rsid="000d73ed" officeooo:paragraph-rsid="000d73ed" style:font-size-asian="12pt"/>
    </style:style>
    <style:style style:name="P14" style:family="paragraph" style:parent-style-name="Standard">
      <style:text-properties fo:color="#000000" style:font-name="Times New Roman" fo:font-size="12pt" fo:language="en" fo:country="none" style:text-underline-style="none" officeooo:rsid="000f0a1e" officeooo:paragraph-rsid="000d73ed" style:font-size-asian="12pt"/>
    </style:style>
    <style:style style:name="P15" style:family="paragraph" style:parent-style-name="Standard">
      <style:text-properties fo:color="#000000" style:font-name="Times New Roman" fo:font-size="12pt" fo:language="en" fo:country="none" style:text-underline-style="none" officeooo:rsid="0011ad7b" officeooo:paragraph-rsid="0011ad7b" style:font-size-asian="12pt"/>
    </style:style>
    <style:style style:name="P16" style:family="paragraph" style:parent-style-name="Standard">
      <style:text-properties fo:color="#000000" style:font-name="Times New Roman" fo:font-size="12pt" fo:language="en" fo:country="none" style:text-underline-style="none" officeooo:rsid="0011ad7b" officeooo:paragraph-rsid="00175ba9" style:font-size-asian="12pt"/>
    </style:style>
    <style:style style:name="P17" style:family="paragraph" style:parent-style-name="Standard">
      <style:text-properties fo:color="#000000" style:font-name="Times New Roman" fo:font-size="12pt" fo:language="en" fo:country="none" style:text-underline-style="none" officeooo:rsid="0013ce84" officeooo:paragraph-rsid="00175ba9" style:font-size-asian="12pt"/>
    </style:style>
    <style:style style:name="P18" style:family="paragraph" style:parent-style-name="Standard">
      <style:text-properties fo:color="#000000" style:font-name="Times New Roman" fo:font-size="12pt" fo:language="en" fo:country="none" style:text-underline-style="none" officeooo:rsid="00183fe5" officeooo:paragraph-rsid="00183fe5" style:font-size-asian="12pt"/>
    </style:style>
    <style:style style:name="P19" style:family="paragraph" style:parent-style-name="Standard">
      <style:text-properties fo:color="#000000" style:font-name="Times New Roman" fo:font-size="12pt" fo:language="en" fo:country="none" officeooo:rsid="000d73ed" officeooo:paragraph-rsid="001109d4" style:font-size-asian="12pt"/>
    </style:style>
    <style:style style:name="P20" style:family="paragraph" style:parent-style-name="Standard">
      <style:text-properties fo:color="#000000" style:font-name="Times New Roman" fo:font-size="12pt" fo:language="en" fo:country="none" officeooo:rsid="0011ad7b" officeooo:paragraph-rsid="0015ef6b" style:font-size-asian="12pt"/>
    </style:style>
    <style:style style:name="P21" style:family="paragraph" style:parent-style-name="Standard">
      <style:text-properties fo:color="#000000" style:font-name="Times New Roman" fo:font-size="12pt" fo:language="en" fo:country="none" officeooo:rsid="0011ad7b" officeooo:paragraph-rsid="0011ad7b" style:font-size-asian="12pt"/>
    </style:style>
    <style:style style:name="P22" style:family="paragraph" style:parent-style-name="Standard">
      <style:text-properties fo:color="#ce181e" style:text-underline-style="none" officeooo:rsid="000f0a1e" officeooo:paragraph-rsid="00152fd6"/>
    </style:style>
    <style:style style:name="P23" style:family="paragraph" style:parent-style-name="Standard">
      <style:text-properties officeooo:rsid="000d73ed" officeooo:paragraph-rsid="00152fd6"/>
    </style:style>
    <style:style style:name="P24" style:family="paragraph" style:parent-style-name="Standard">
      <style:paragraph-properties fo:text-align="center" style:justify-single-word="false"/>
      <style:text-properties officeooo:rsid="00175ba9" officeooo:paragraph-rsid="00175ba9"/>
    </style:style>
    <style:style style:name="T1" style:family="text">
      <style:text-properties fo:color="#000000" style:font-name="Times New Roman" fo:font-size="12pt" fo:language="en" fo:country="none" style:font-size-asian="12pt"/>
    </style:style>
    <style:style style:name="T2" style:family="text">
      <style:text-properties fo:color="#000000" style:font-name="Times New Roman" fo:font-size="12pt" fo:language="en" fo:country="none" officeooo:rsid="000d73ed" style:font-size-asian="12pt"/>
    </style:style>
    <style:style style:name="T3" style:family="text">
      <style:text-properties fo:color="#000000" style:font-name="Times New Roman" fo:font-size="12pt" fo:language="en" fo:country="none" officeooo:rsid="000f0a1e" style:font-size-asian="12pt"/>
    </style:style>
    <style:style style:name="T4" style:family="text">
      <style:text-properties fo:color="#000000" style:font-name="Times New Roman" fo:font-size="12pt" fo:language="en" fo:country="none" officeooo:rsid="0014ea62" style:font-size-asian="12pt"/>
    </style:style>
    <style:style style:name="T5" style:family="text">
      <style:text-properties fo:color="#000000" style:font-name="Times New Roman" fo:font-size="12pt" fo:language="en" fo:country="none" officeooo:rsid="0015ef6b" style:font-size-asian="12pt"/>
    </style:style>
    <style:style style:name="T6" style:family="text">
      <style:text-properties fo:color="#000000" style:font-name="Times New Roman" fo:font-size="12pt" fo:language="en" fo:country="none" style:text-underline-style="solid" style:text-underline-width="auto" style:text-underline-color="font-color" style:font-size-asian="12pt"/>
    </style:style>
    <style:style style:name="T7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0d73ed" style:font-size-asian="12pt"/>
    </style:style>
    <style:style style:name="T8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0f9ab1" style:font-size-asian="12pt"/>
    </style:style>
    <style:style style:name="T9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123f8c" style:font-size-asian="12pt"/>
    </style:style>
    <style:style style:name="T10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14ea62" style:font-size-asian="12pt"/>
    </style:style>
    <style:style style:name="T11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15ef6b" style:font-size-asian="12pt"/>
    </style:style>
    <style:style style:name="T12" style:family="text">
      <style:text-properties fo:color="#000000" style:font-name="Times New Roman" fo:font-size="12pt" fo:language="en" fo:country="none" style:text-underline-style="none" style:font-size-asian="12pt"/>
    </style:style>
    <style:style style:name="T13" style:family="text">
      <style:text-properties fo:color="#000000" style:font-name="Times New Roman" fo:font-size="12pt" fo:language="en" fo:country="none" style:text-underline-style="none" officeooo:rsid="0014ea62" style:font-size-asian="12pt"/>
    </style:style>
    <style:style style:name="T14" style:family="text">
      <style:text-properties fo:color="#000000" style:font-name="Times New Roman" fo:font-size="12pt" fo:language="en" fo:country="none" style:text-underline-style="none" officeooo:rsid="0015ef6b" style:font-size-asian="12pt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0f0a1e"/>
    </style:style>
    <style:style style:name="T17" style:family="text">
      <style:text-properties style:text-underline-style="none" officeooo:rsid="0015ef6b"/>
    </style:style>
    <style:style style:name="T18" style:family="text">
      <style:text-properties style:text-underline-style="none" officeooo:rsid="00175ba9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officeooo:rsid="000d73ed"/>
    </style:style>
    <style:style style:name="T22" style:family="text">
      <style:text-properties style:text-underline-style="solid" style:text-underline-width="auto" style:text-underline-color="font-color" officeooo:rsid="000f0a1e"/>
    </style:style>
    <style:style style:name="T23" style:family="text">
      <style:text-properties style:text-underline-style="solid" style:text-underline-width="auto" style:text-underline-color="font-color" officeooo:rsid="00152fd6"/>
    </style:style>
    <style:style style:name="T24" style:family="text">
      <style:text-properties style:text-underline-style="solid" style:text-underline-width="auto" style:text-underline-color="font-color" officeooo:rsid="0015ef6b"/>
    </style:style>
    <style:style style:name="T25" style:family="text">
      <style:text-properties style:text-underline-style="solid" style:text-underline-width="auto" style:text-underline-color="font-color" officeooo:rsid="00175ba9"/>
    </style:style>
    <style:style style:name="T26" style:family="text">
      <style:text-properties officeooo:rsid="000f0a1e"/>
    </style:style>
    <style:style style:name="T27" style:family="text">
      <style:text-properties fo:color="#ce181e"/>
    </style:style>
    <style:style style:name="T28" style:family="text">
      <style:text-properties fo:color="#ce181e" style:text-underline-style="solid" style:text-underline-width="auto" style:text-underline-color="font-color"/>
    </style:style>
    <style:style style:name="T29" style:family="text">
      <style:text-properties fo:color="#ce181e" style:text-underline-style="none" officeooo:rsid="000f0a1e"/>
    </style:style>
    <style:style style:name="T30" style:family="text">
      <style:text-properties fo:color="#ce181e" officeooo:rsid="00175ba9"/>
    </style:style>
    <style:style style:name="T31" style:family="text">
      <style:text-properties fo:color="#ce181e" officeooo:rsid="000f0a1e"/>
    </style:style>
    <style:style style:name="T32" style:family="text">
      <style:text-properties style:font-name="Times New Roman" fo:font-size="12pt" fo:language="en" fo:country="none" style:font-size-asian="12pt"/>
    </style:style>
    <style:style style:name="T33" style:family="text">
      <style:text-properties style:use-window-font-color="true"/>
    </style:style>
    <style:style style:name="T34" style:family="text">
      <style:text-properties style:use-window-font-color="true" style:font-name="Times New Roman" fo:font-size="12pt" fo:language="en" fo:country="none" style:text-underline-style="solid" style:text-underline-width="auto" style:text-underline-color="font-color" style:font-size-asian="12pt"/>
    </style:style>
    <style:style style:name="T35" style:family="text">
      <style:text-properties style:use-window-font-color="true" style:font-name="Times New Roman" fo:font-size="12pt" fo:language="en" fo:country="none" style:text-underline-style="solid" style:text-underline-width="auto" style:text-underline-color="font-color" officeooo:rsid="0014ea62" style:font-size-asian="12pt"/>
    </style:style>
    <style:style style:name="T36" style:family="text">
      <style:text-properties style:use-window-font-color="true" style:font-name="Times New Roman" fo:font-size="12pt" fo:language="en" fo:country="none" style:text-underline-style="solid" style:text-underline-width="auto" style:text-underline-color="font-color" officeooo:rsid="00152fd6" style:font-size-asian="12pt"/>
    </style:style>
    <style:style style:name="T37" style:family="text">
      <style:text-properties style:use-window-font-color="true" style:font-name="Times New Roman" fo:font-size="12pt" fo:language="en" fo:country="none" style:text-underline-style="solid" style:text-underline-width="auto" style:text-underline-color="font-color" officeooo:rsid="0015ef6b" style:font-size-asian="12pt"/>
    </style:style>
    <style:style style:name="T38" style:family="text">
      <style:text-properties style:use-window-font-color="true" style:font-name="Times New Roman" fo:font-size="12pt" fo:language="en" fo:country="none" style:font-size-asian="12pt"/>
    </style:style>
    <style:style style:name="T39" style:family="text">
      <style:text-properties style:use-window-font-color="true" style:font-name="Times New Roman" fo:font-size="12pt" fo:language="en" fo:country="none" officeooo:rsid="00152fd6" style:font-size-asian="12pt"/>
    </style:style>
    <style:style style:name="T40" style:family="text">
      <style:text-properties style:use-window-font-color="true" style:text-underline-style="solid" style:text-underline-width="auto" style:text-underline-color="font-color"/>
    </style:style>
    <style:style style:name="T41" style:family="text">
      <style:text-properties style:use-window-font-color="true" style:text-underline-style="solid" style:text-underline-width="auto" style:text-underline-color="font-color" officeooo:rsid="0014ea62"/>
    </style:style>
    <style:style style:name="T42" style:family="text">
      <style:text-properties style:use-window-font-color="true" style:text-underline-style="solid" style:text-underline-width="auto" style:text-underline-color="font-color" officeooo:rsid="00152fd6"/>
    </style:style>
    <style:style style:name="T43" style:family="text">
      <style:text-properties style:use-window-font-color="true" style:text-underline-style="solid" style:text-underline-width="auto" style:text-underline-color="font-color" officeooo:rsid="000f0a1e"/>
    </style:style>
    <style:style style:name="T44" style:family="text">
      <style:text-properties style:use-window-font-color="true" style:text-underline-style="solid" style:text-underline-width="auto" style:text-underline-color="font-color" officeooo:rsid="00175ba9"/>
    </style:style>
    <style:style style:name="T45" style:family="text">
      <style:text-properties style:use-window-font-color="true" style:text-underline-style="none" officeooo:rsid="000f0a1e"/>
    </style:style>
    <style:style style:name="T46" style:family="text">
      <style:text-properties style:use-window-font-color="true" style:text-underline-style="none" officeooo:rsid="00152fd6"/>
    </style:style>
    <style:style style:name="T47" style:family="text">
      <style:text-properties style:use-window-font-color="true" style:text-underline-style="none" officeooo:rsid="0014ea62"/>
    </style:style>
    <style:style style:name="T48" style:family="text">
      <style:text-properties style:use-window-font-color="true" style:text-underline-style="none" officeooo:rsid="0015ef6b"/>
    </style:style>
    <style:style style:name="T49" style:family="text">
      <style:text-properties style:use-window-font-color="true" officeooo:rsid="00175ba9"/>
    </style:style>
    <style:style style:name="T50" style:family="text">
      <style:text-properties style:use-window-font-color="true" officeooo:rsid="000f0a1e"/>
    </style:style>
    <style:style style:name="T51" style:family="text">
      <style:text-properties style:use-window-font-color="true" officeooo:rsid="0014ea62"/>
    </style:style>
    <style:style style:name="T52" style:family="text">
      <style:text-properties style:use-window-font-color="true" officeooo:rsid="00152fd6"/>
    </style:style>
    <style:style style:name="T53" style:family="text">
      <style:text-properties style:use-window-font-color="true" officeooo:rsid="0015ef6b"/>
    </style:style>
    <style:style style:name="T54" style:family="text">
      <style:text-properties officeooo:rsid="0015ef6b"/>
    </style:style>
    <style:style style:name="T55" style:family="text">
      <style:text-properties officeooo:rsid="00175ba9"/>
    </style:style>
    <style:style style:name="T56" style:family="text">
      <style:text-properties officeooo:rsid="000d73e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Modelo Relacional</text:span></text:p>
      <text:p text:style-name="Standard"><text:span text:style-name="T1"/></text:p>
      <text:p text:style-name="Standard"><text:span text:style-name="T1"/></text:p>
      <text:p text:style-name="Standard"><text:span text:style-name="T1">Patrocinador(</text:span><text:span text:style-name="T11">c</text:span><text:span text:style-name="T10">o</text:span><text:span text:style-name="T7">d</text:span><text:span text:style-name="T2">, </text:span><text:span text:style-name="T5">n</text:span><text:span text:style-name="T2">ome, </text:span><text:span text:style-name="T4">contribuicao</text:span><text:span text:style-name="T2">)</text:span></text:p>
      <text:p text:style-name="P4"/>
      <text:p text:style-name="P1"><text:span text:style-name="T1">Edição(</text:span><text:span text:style-name="T11">n</text:span><text:span text:style-name="T6">um</text:span><text:span text:style-name="T10">ero</text:span><text:span text:style-name="T1">, </text:span><text:span text:style-name="T5">a</text:span><text:span text:style-name="T1">rrecadacao, </text:span><text:span text:style-name="T5">a</text:span><text:span text:style-name="T1">no, </text:span><text:span text:style-name="T5">n</text:span><text:span text:style-name="T1">_pessoas)</text:span></text:p>
      <text:p text:style-name="P5"/>
      <text:p text:style-name="P1"><text:span text:style-name="T1">Equipamento(</text:span><text:span text:style-name="T5">n</text:span><text:span text:style-name="T6">ome</text:span><text:span text:style-name="T12">, </text:span><text:span text:style-name="T14">t</text:span><text:span text:style-name="T12">ipo</text:span><text:span text:style-name="T1">)</text:span></text:p>
      <text:p text:style-name="P5"/>
      <text:p text:style-name="P1"><text:span text:style-name="T1">Midia(</text:span><text:span text:style-name="T11">n</text:span><text:span text:style-name="T6">ome</text:span><text:span text:style-name="T1">, </text:span><text:span text:style-name="T11">ti</text:span><text:span text:style-name="T6">po</text:span><text:span text:style-name="T1">)</text:span></text:p>
      <text:p text:style-name="P5"/>
      <text:p text:style-name="P1"><text:span text:style-name="T1">Instrumento( </text:span><text:span text:style-name="T9">cod</text:span><text:span text:style-name="T1">, </text:span><text:span text:style-name="T5">n</text:span><text:span text:style-name="T12">ome_instrumento, </text:span><text:span text:style-name="T14">t</text:span><text:span text:style-name="T12">ipo)</text:span></text:p>
      <text:p text:style-name="P5"/>
      <text:p text:style-name="P1"><text:span text:style-name="T1">Artista(</text:span><text:span text:style-name="T11">n</text:span><text:span text:style-name="T6">ome</text:span><text:span text:style-name="T12">, </text:span><text:span text:style-name="T14">n</text:span><text:span text:style-name="T12">acionalidade)</text:span></text:p>
      <text:p text:style-name="P8"/>
      <text:p text:style-name="P23"><text:span text:style-name="T12">Hotel (</text:span><text:span text:style-name="T14">n</text:span><text:span text:style-name="T12">ome, </text:span><text:span text:style-name="T14">e</text:span><text:span text:style-name="T12">ndereço, </text:span><text:span text:style-name="T11">t</text:span><text:span text:style-name="T6">elefone,</text:span><text:span text:style-name="T12"> </text:span><text:span text:style-name="T10">cod_</text:span><text:span text:style-name="T8">banda </text:span><text:span text:style-name="T36">(</text:span><text:span text:style-name="T12">Banda.</text:span><text:span text:style-name="T14">c</text:span><text:span text:style-name="T13">od</text:span><text:span text:style-name="T36">)</text:span><text:span text:style-name="T12">)</text:span></text:p>
      <text:p text:style-name="P13"/>
      <text:p text:style-name="P3"><text:span text:style-name="T1">Banda( </text:span><text:span text:style-name="T11">c</text:span><text:span text:style-name="T10">od</text:span><text:span text:style-name="T4">,</text:span><text:span text:style-name="T3"> </text:span><text:span text:style-name="T5">n</text:span><text:span text:style-name="T1">ome, </text:span><text:span text:style-name="T5">g</text:span><text:span text:style-name="T3">ênero)</text:span></text:p>
      <text:p text:style-name="P9"/>
      <text:p text:style-name="P22"><text:span text:style-name="T38">Apresentacao(</text:span><text:span text:style-name="T32"> <text:s/></text:span><text:span text:style-name="T35">apresentador</text:span><text:span text:style-name="T36">(</text:span><text:span text:style-name="T2">Banda.</text:span><text:span text:style-name="T5">c</text:span><text:span text:style-name="T4">od</text:span><text:span text:style-name="T36">)</text:span><text:span text:style-name="T38">, </text:span><text:span text:style-name="T37">c</text:span><text:span text:style-name="T34">od_palco</text:span><text:span text:style-name="T38"> </text:span><text:span text:style-name="T39">(Palco.cod)</text:span><text:span text:style-name="T38">, </text:span><text:span text:style-name="T37">da</text:span><text:span text:style-name="T34">ta, </text:span><text:span text:style-name="T37">h</text:span><text:span text:style-name="T34">ora_inicio, </text:span><text:span text:style-name="T37">h</text:span><text:span text:style-name="T34">ora_fim</text:span><text:span text:style-name="T38">)</text:span></text:p>
      <text:p text:style-name="P9"/>
      <text:p text:style-name="P2"><text:span text:style-name="T1">Palco(</text:span><text:span text:style-name="T5">n</text:span><text:span text:style-name="T1">ome_palco, </text:span><text:span text:style-name="T11">c</text:span><text:span text:style-name="T6">od</text:span><text:span text:style-name="T1">)</text:span></text:p>
      <text:p text:style-name="P9"/>
      <text:p text:style-name="P10">Patrocina(<text:span text:style-name="T20">patroc (Patrocinador.cod)</text:span>, <text:span text:style-name="T19">edicao (edicao.nume</text:span><text:span text:style-name="T23">r</text:span><text:span text:style-name="T19">o)</text:span>)</text:p>
      <text:p text:style-name="P10"/>
      <text:p text:style-name="P10"><text:span text:style-name="T54">P</text:span>roduz ( <text:span text:style-name="T19">midia (Midia.nome), tipo(Midia.tipo)</text:span>, <text:span text:style-name="T19">num_ed(edicao.Numero)</text:span>)</text:p>
      <text:p text:style-name="P19"/>
      <text:p text:style-name="P20"><text:span text:style-name="T54">R</text:span>ealizada_em(<text:span text:style-name="T19">ed (edicao.num_edicao)</text:span><text:span text:style-name="T15">, </text:span><text:span text:style-name="T41">apresentador</text:span><text:span text:style-name="T42">(</text:span><text:span text:style-name="T45">Apresentacao.</text:span><text:span text:style-name="T47">apresentador</text:span><text:span text:style-name="T42">)</text:span><text:span text:style-name="T45">, </text:span></text:p>
      <text:p text:style-name="P20"><text:span text:style-name="T43">palco</text:span><text:span text:style-name="T45"> </text:span><text:span text:style-name="T46">(</text:span><text:span text:style-name="T45">Apresentacao.Cod_palco</text:span><text:span text:style-name="T46">)</text:span><text:span text:style-name="T45">,</text:span><text:span text:style-name="T29"> </text:span><text:span text:style-name="T43">Data</text:span><text:span text:style-name="T48">(apresentacao.data)</text:span><text:span text:style-name="T43">,</text:span><text:span text:style-name="T45"> </text:span><text:span text:style-name="T43">inicio</text:span><text:span text:style-name="T48">(apresentacao.hora_inicio)</text:span><text:span text:style-name="T45">, </text:span><text:span text:style-name="T43">fim</text:span><text:span text:style-name="T48">(apresentacao.hora_fim)</text:span>)</text:p>
      <text:p text:style-name="P6"/>
      <text:p text:style-name="P6"><text:span text:style-name="T54">U</text:span>tiliza(<text:span text:style-name="T19">data_ap</text:span><text:span text:style-name="T15"> (apresentacao.data), </text:span><text:span text:style-name="T19">equipamento</text:span><text:span text:style-name="T15"> (equipamento.nome))</text:span></text:p>
      <text:p text:style-name="P15"/>
      <text:p text:style-name="P7"><text:span text:style-name="T17">T</text:span><text:span text:style-name="T15">oca_em (</text:span><text:span text:style-name="T19">artista</text:span><text:span text:style-name="T15"> (artista.nome) , </text:span><text:span text:style-name="T19">banda</text:span><text:span text:style-name="T15">(banda.</text:span><text:span text:style-name="T18">cod</text:span><text:span text:style-name="T15">))</text:span></text:p>
      <text:p text:style-name="P12"/>
      <text:p text:style-name="P11"><text:span text:style-name="T54">T</text:span>oca (<text:span text:style-name="T19">artista</text:span>(artista.nome)<text:span text:style-name="T19">,</text:span> <text:span text:style-name="T19">insts</text:span> (instrumento.cod))</text:p>
      <text:p text:style-name="P12"/>
      <text:p text:style-name="P17"><text:span text:style-name="T54">A</text:span>presenta (<text:span text:style-name="T44">banda </text:span><text:span text:style-name="T49">(Banda.cod</text:span>), <text:span text:style-name="T55">palco (Palco.cod), </text:span><text:span text:style-name="T41">apresentador</text:span><text:span text:style-name="T42">(</text:span><text:span text:style-name="T50">Apresentacao.</text:span><text:span text:style-name="T51">apresentador</text:span><text:span text:style-name="T42">)</text:span><text:span text:style-name="T50">, </text:span></text:p>
      <text:p text:style-name="P16"><text:span text:style-name="T43">palco</text:span><text:span text:style-name="T50"> </text:span><text:span text:style-name="T52">(</text:span><text:span text:style-name="T50">Apresentacao.Cod_palco</text:span><text:span text:style-name="T52">)</text:span><text:span text:style-name="T50">,</text:span><text:span text:style-name="T31"> </text:span><text:span text:style-name="T43">Data</text:span><text:span text:style-name="T53">(apresentacao.data)</text:span><text:span text:style-name="T43">,</text:span><text:span text:style-name="T50"> </text:span><text:span text:style-name="T43">inicio</text:span><text:span text:style-name="T53">(apresentacao.hora_inicio)</text:span><text:span text:style-name="T50">, </text:span><text:span text:style-name="T43">fim</text:span><text:span text:style-name="T53">(apresentacao.hora_fim)</text:span><text:span text:style-name="T49">)</text:span></text:p>
      <text:p text:style-name="P16"><text:span text:style-name="T49"/></text:p>
      <text:p text:style-name="P18"><text:span text:style-name="T49">F</text:span><text:span text:style-name="T33">uncionario(</text:span><text:span text:style-name="T40">cpf</text:span><text:span text:style-name="T33">, nome, sexo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5:26:26.620000000</meta:creation-date>
    <dc:date>2017-12-01T13:54:02.247540118</dc:date>
    <meta:editing-duration>PT48M17S</meta:editing-duration>
    <meta:editing-cycles>7</meta:editing-cycles>
    <meta:generator>LibreOffice/5.4.1.2$Linux_X86_64 LibreOffice_project/40m0$Build-2</meta:generator>
    <meta:document-statistic meta:table-count="0" meta:image-count="0" meta:object-count="0" meta:page-count="1" meta:paragraph-count="21" meta:word-count="83" meta:character-count="1132" meta:non-whitespace-character-count="1067"/>
  </office:meta>
</office:document-meta>
</file>